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 fo:text-align="center"/>
      <style:text-properties fo:color="#FF0000" fo:font-size="22pt" style:font-size-asian="22pt" style:font-size-complex="22pt"/>
    </style:style>
    <style:style style:name="P2" style:parent-style-name="Normale" style:family="paragraph">
      <style:text-properties fo:font-size="16pt" style:font-size-asian="16pt" style:font-size-complex="16pt"/>
    </style:style>
    <style:style style:name="P3" style:parent-style-name="Normale" style:family="paragraph">
      <style:text-properties fo:font-size="16pt" style:font-size-asian="16pt" style:font-size-complex="16pt"/>
    </style:style>
    <style:style style:name="P4" style:parent-style-name="Normale" style:family="paragraph">
      <style:text-properties fo:font-size="16pt" style:font-size-asian="16pt" style:font-size-complex="16pt"/>
    </style:style>
    <style:style style:name="P5" style:parent-style-name="Normale" style:family="paragraph">
      <style:text-properties fo:font-size="16pt" style:font-size-asian="16pt" style:font-size-complex="16pt"/>
    </style:style>
    <style:style style:name="P6" style:parent-style-name="Normale" style:family="paragraph">
      <style:text-properties fo:font-size="16pt" style:font-size-asian="16pt" style:font-size-complex="16pt"/>
    </style:style>
    <style:style style:name="P7" style:parent-style-name="Normale" style:family="paragraph">
      <style:text-properties fo:font-size="16pt" style:font-size-asian="16pt" style:font-size-complex="16pt"/>
    </style:style>
    <style:style style:name="P8" style:parent-style-name="Normale" style:family="paragraph">
      <style:text-properties fo:font-size="16pt" style:font-size-asian="16pt" style:font-size-complex="16pt"/>
    </style:style>
    <style:style style:name="P9" style:parent-style-name="Normale" style:family="paragraph">
      <style:text-properties fo:font-size="16pt" style:font-size-asian="16pt" style:font-size-complex="16pt"/>
    </style:style>
    <style:style style:name="P10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1" style:parent-style-name="Normale" style:family="paragraph">
      <style:text-properties fo:font-size="16pt" style:font-size-asian="16pt" style:font-size-complex="16pt"/>
    </style:style>
    <style:style style:name="P12" style:parent-style-name="Normale" style:family="paragraph">
      <style:text-properties fo:font-size="16pt" style:font-size-asian="16pt" style:font-size-complex="16pt"/>
    </style:style>
    <style:style style:name="P13" style:parent-style-name="Normale" style:family="paragraph">
      <style:text-properties fo:font-size="16pt" style:font-size-asian="16pt" style:font-size-complex="16pt"/>
    </style:style>
    <style:style style:name="T14" style:parent-style-name="Car.predefinitoparagrafo" style:family="text">
      <style:text-properties fo:font-size="16pt" style:font-size-asian="16pt" style:font-size-complex="16pt"/>
    </style:style>
    <style:style style:name="T15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Car.predefinitoparagrafo" style:family="text">
      <style:text-properties fo:font-size="16pt" style:font-size-asian="16pt" style:font-size-complex="16pt"/>
    </style:style>
    <style:style style:name="T1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8" style:parent-style-name="Car.predefinitoparagrafo" style:family="text">
      <style:text-properties fo:font-size="16pt" style:font-size-asian="16pt" style:font-size-complex="16pt"/>
    </style:style>
    <style:style style:name="T19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0" style:parent-style-name="Car.predefinitoparagrafo" style:family="text">
      <style:text-properties fo:font-size="16pt" style:font-size-asian="16pt" style:font-size-complex="16pt"/>
    </style:style>
    <style:style style:name="T21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2" style:parent-style-name="Car.predefinitoparagrafo" style:family="text">
      <style:text-properties fo:font-size="16pt" style:font-size-asian="16pt" style:font-size-complex="16pt"/>
    </style:style>
    <style:style style:name="T2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P24" style:parent-style-name="Normale" style:family="paragraph">
      <style:text-properties fo:font-size="16pt" style:font-size-asian="16pt" style:font-size-complex="16pt"/>
    </style:style>
    <style:style style:name="P25" style:parent-style-name="Normale" style:family="paragraph">
      <style:text-properties fo:font-size="16pt" style:font-size-asian="16pt" style:font-size-complex="16pt"/>
    </style:style>
    <style:style style:name="P26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27" style:parent-style-name="Normale" style:family="paragraph">
      <style:text-properties fo:font-size="16pt" style:font-size-asian="16pt" style:font-size-complex="16pt"/>
    </style:style>
    <style:style style:name="T28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9" style:parent-style-name="Car.predefinitoparagrafo" style:family="text">
      <style:text-properties fo:font-size="16pt" style:font-size-asian="16pt" style:font-size-complex="16pt"/>
    </style:style>
    <style:style style:name="T30" style:parent-style-name="Car.predefinitoparagrafo" style:family="text">
      <style:text-properties fo:font-size="16pt" style:font-size-asian="16pt" style:font-size-complex="16pt"/>
    </style:style>
    <style:style style:name="T31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2" style:parent-style-name="Car.predefinitoparagrafo" style:family="text">
      <style:text-properties fo:font-size="16pt" style:font-size-asian="16pt" style:font-size-complex="16pt"/>
    </style:style>
    <style:style style:name="T3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4" style:parent-style-name="Car.predefinitoparagrafo" style:family="text">
      <style:text-properties fo:font-size="16pt" style:font-size-asian="16pt" style:font-size-complex="16pt"/>
    </style:style>
    <style:style style:name="P35" style:parent-style-name="Normale" style:family="paragraph">
      <style:text-properties fo:font-size="16pt" style:font-size-asian="16pt" style:font-size-complex="16pt"/>
    </style:style>
    <style:style style:name="P36" style:parent-style-name="Normale" style:family="paragraph">
      <style:text-properties fo:font-size="16pt" style:font-size-asian="16pt" style:font-size-complex="16pt"/>
    </style:style>
    <style:style style:name="P37" style:parent-style-name="Normale" style:family="paragraph">
      <style:text-properties fo:font-size="16pt" style:font-size-asian="16pt" style:font-size-complex="16pt"/>
    </style:style>
    <style:style style:name="P38" style:parent-style-name="Normale" style:family="paragraph">
      <style:text-properties fo:font-size="16pt" style:font-size-asian="16pt" style:font-size-complex="16pt"/>
    </style:style>
    <style:style style:name="P39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40" style:parent-style-name="Normale" style:family="paragraph">
      <style:text-properties fo:font-size="16pt" style:font-size-asian="16pt" style:font-size-complex="16pt"/>
    </style:style>
    <style:style style:name="P41" style:parent-style-name="Normale" style:family="paragraph">
      <style:text-properties fo:font-size="16pt" style:font-size-asian="16pt" style:font-size-complex="16pt"/>
    </style:style>
    <style:style style:name="P42" style:parent-style-name="Normale" style:family="paragraph">
      <style:text-properties fo:font-size="16pt" style:font-size-asian="16pt" style:font-size-complex="16pt"/>
    </style:style>
    <style:style style:name="P43" style:parent-style-name="Normale" style:family="paragraph">
      <style:text-properties fo:font-size="16pt" style:font-size-asian="16pt" style:font-size-complex="16pt"/>
    </style:style>
    <style:style style:name="P44" style:parent-style-name="Normale" style:family="paragraph">
      <style:text-properties fo:font-size="16pt" style:font-size-asian="16pt" style:font-size-complex="16pt"/>
    </style:style>
    <style:style style:name="P45" style:parent-style-name="Normale" style:family="paragraph">
      <style:text-properties fo:font-size="16pt" style:font-size-asian="16pt" style:font-size-complex="16pt"/>
    </style:style>
    <style:style style:name="P46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47" style:parent-style-name="Normale" style:family="paragraph">
      <style:text-properties fo:font-size="16pt" style:font-size-asian="16pt" style:font-size-complex="16pt"/>
    </style:style>
    <style:style style:name="P48" style:parent-style-name="Paragrafoelenco" style:list-style-name="LFO1" style:family="paragraph">
      <style:text-properties fo:font-size="16pt" style:font-size-asian="16pt" style:font-size-complex="16pt"/>
    </style:style>
    <style:style style:name="P49" style:parent-style-name="Paragrafoelenco" style:list-style-name="LFO1" style:family="paragraph">
      <style:text-properties fo:font-size="16pt" style:font-size-asian="16pt" style:font-size-complex="16pt"/>
    </style:style>
    <style:style style:name="P50" style:parent-style-name="Paragrafoelenco" style:list-style-name="LFO1" style:family="paragraph">
      <style:text-properties fo:font-size="16pt" style:font-size-asian="16pt" style:font-size-complex="16pt"/>
    </style:style>
    <style:style style:name="P51" style:parent-style-name="Paragrafoelenco" style:list-style-name="LFO1" style:family="paragraph">
      <style:text-properties fo:font-size="16pt" style:font-size-asian="16pt" style:font-size-complex="16pt"/>
    </style:style>
    <style:style style:name="P52" style:parent-style-name="Normale" style:family="paragraph">
      <style:text-properties fo:font-size="16pt" style:font-size-asian="16pt" style:font-size-complex="16pt"/>
    </style:style>
    <style:style style:name="P53" style:parent-style-name="Normale" style:family="paragraph">
      <style:text-properties fo:font-size="16pt" style:font-size-asian="16pt" style:font-size-complex="16pt"/>
    </style:style>
    <style:style style:name="P54" style:parent-style-name="Normale" style:family="paragraph">
      <style:text-properties fo:font-size="16pt" style:font-size-asian="16pt" style:font-size-complex="16pt"/>
    </style:style>
    <style:style style:name="P55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56" style:parent-style-name="Normale" style:family="paragraph">
      <style:text-properties fo:font-size="16pt" style:font-size-asian="16pt" style:font-size-complex="16pt"/>
    </style:style>
    <style:style style:name="P57" style:parent-style-name="Normale" style:family="paragraph">
      <style:text-properties fo:font-size="16pt" style:font-size-asian="16pt" style:font-size-complex="16pt"/>
    </style:style>
    <style:style style:name="P58" style:parent-style-name="Normale" style:family="paragraph">
      <style:text-properties fo:font-size="16pt" style:font-size-asian="16pt" style:font-size-complex="16pt"/>
    </style:style>
    <style:style style:name="P59" style:parent-style-name="Normale" style:family="paragraph">
      <style:text-properties fo:font-size="16pt" style:font-size-asian="16pt" style:font-size-complex="16pt"/>
    </style:style>
    <style:style style:name="P60" style:parent-style-name="Normale" style:family="paragraph">
      <style:text-properties fo:font-size="16pt" style:font-size-asian="16pt" style:font-size-complex="16pt"/>
    </style:style>
    <style:style style:name="P61" style:parent-style-name="Normale" style:family="paragraph">
      <style:text-properties fo:font-size="16pt" style:font-size-asian="16pt" style:font-size-complex="16pt"/>
    </style:style>
    <style:style style:name="P62" style:parent-style-name="Normale" style:family="paragraph">
      <style:text-properties fo:font-size="16pt" style:font-size-asian="16pt" style:font-size-complex="16pt"/>
    </style:style>
    <style:style style:name="P63" style:parent-style-name="Normale" style:family="paragraph">
      <style:text-properties fo:font-size="16pt" style:font-size-asian="16pt" style:font-size-complex="16pt"/>
    </style:style>
    <style:style style:name="P64" style:parent-style-name="Normale" style:family="paragraph">
      <style:text-properties fo:font-size="16pt" style:font-size-asian="16pt" style:font-size-complex="16pt"/>
    </style:style>
    <style:style style:name="P65" style:parent-style-name="Normale" style:family="paragraph">
      <style:text-properties fo:font-size="16pt" style:font-size-asian="16pt" style:font-size-complex="16pt"/>
    </style:style>
    <style:style style:name="P66" style:parent-style-name="Normale" style:family="paragraph">
      <style:text-properties fo:font-size="16pt" style:font-size-asian="16pt" style:font-size-complex="16pt"/>
    </style:style>
    <style:style style:name="P67" style:parent-style-name="Normale" style:family="paragraph">
      <style:text-properties fo:font-size="16pt" style:font-size-asian="16pt" style:font-size-complex="16pt"/>
    </style:style>
    <style:style style:name="P68" style:parent-style-name="Normale" style:family="paragraph">
      <style:text-properties fo:font-size="16pt" style:font-size-asian="16pt" style:font-size-complex="16pt"/>
    </style:style>
    <style:style style:name="P69" style:parent-style-name="Normale" style:family="paragraph">
      <style:text-properties fo:font-size="16pt" style:font-size-asian="16pt" style:font-size-complex="16pt"/>
    </style:style>
    <style:style style:name="P70" style:parent-style-name="Normale" style:family="paragraph">
      <style:paragraph-properties>
        <style:tab-stops>
          <style:tab-stop style:type="left" style:position="0.6666in"/>
        </style:tab-stops>
      </style:paragraph-properties>
      <style:text-properties fo:font-size="16pt" style:font-size-asian="16pt" style:font-size-complex="16pt"/>
    </style:style>
    <style:style style:name="P71" style:parent-style-name="Normale" style:family="paragraph">
      <style:paragraph-properties>
        <style:tab-stops>
          <style:tab-stop style:type="left" style:position="0.6666in"/>
        </style:tab-stops>
      </style:paragraph-properties>
      <style:text-properties fo:font-size="16pt" style:font-size-asian="16pt" style:font-size-complex="16pt"/>
    </style:style>
    <style:style style:name="P72" style:parent-style-name="Normale" style:family="paragraph">
      <style:paragraph-properties>
        <style:tab-stops>
          <style:tab-stop style:type="left" style:position="0.6666in"/>
        </style:tab-stops>
      </style:paragraph-properties>
      <style:text-properties fo:font-size="16pt" style:font-size-asian="16pt" style:font-size-complex="16pt"/>
    </style:style>
    <style:style style:name="P73" style:parent-style-name="Normale" style:family="paragraph">
      <style:paragraph-properties>
        <style:tab-stops>
          <style:tab-stop style:type="left" style:position="0.6666in"/>
        </style:tab-stops>
      </style:paragraph-properties>
      <style:text-properties fo:font-size="16pt" style:font-size-asian="16pt" style:font-size-complex="16pt"/>
    </style:style>
    <style:style style:name="P74" style:parent-style-name="Normale" style:family="paragraph">
      <style:paragraph-properties fo:text-align="center">
        <style:tab-stops>
          <style:tab-stop style:type="left" style:position="0.6666in"/>
        </style:tab-stops>
      </style:paragraph-properties>
      <style:text-properties fo:color="#FF0000" fo:font-size="22pt" style:font-size-asian="22pt" style:font-size-complex="22pt"/>
    </style:style>
    <style:style style:name="P75" style:parent-style-name="Normale" style:family="paragraph">
      <style:paragraph-properties>
        <style:tab-stops>
          <style:tab-stop style:type="left" style:position="0.6666in"/>
        </style:tab-stops>
      </style:paragraph-properties>
      <style:text-properties fo:font-size="16pt" style:font-size-asian="16pt" style:font-size-complex="16pt"/>
    </style:style>
    <style:style style:name="P76" style:parent-style-name="Normale" style:family="paragraph">
      <style:paragraph-properties>
        <style:tab-stops>
          <style:tab-stop style:type="left" style:position="0.6666in"/>
        </style:tab-stops>
      </style:paragraph-properties>
      <style:text-properties fo:font-size="16pt" style:font-size-asian="16pt" style:font-size-complex="16pt"/>
    </style:style>
    <style:style style:name="P77" style:parent-style-name="Normale" style:family="paragraph">
      <style:paragraph-properties>
        <style:tab-stops>
          <style:tab-stop style:type="left" style:position="0.6666in"/>
        </style:tab-stops>
      </style:paragraph-properties>
      <style:text-properties fo:font-size="16pt" style:font-size-asian="16pt" style:font-size-complex="16pt"/>
    </style:style>
    <style:style style:name="P78" style:parent-style-name="Normale" style:family="paragraph">
      <style:paragraph-properties>
        <style:tab-stops>
          <style:tab-stop style:type="left" style:position="0.6666in"/>
        </style:tab-stops>
      </style:paragraph-properties>
      <style:text-properties fo:font-size="16pt" style:font-size-asian="16pt" style:font-size-complex="16pt"/>
    </style:style>
    <style:style style:name="P79" style:parent-style-name="Normale" style:family="paragraph">
      <style:paragraph-properties>
        <style:tab-stops>
          <style:tab-stop style:type="left" style:position="0.6666in"/>
        </style:tab-stops>
      </style:paragraph-properties>
      <style:text-properties fo:font-size="16pt" style:font-size-asian="16pt" style:font-size-complex="16pt"/>
    </style:style>
    <style:style style:name="P80" style:parent-style-name="Normale" style:family="paragraph">
      <style:paragraph-properties>
        <style:tab-stops>
          <style:tab-stop style:type="left" style:position="0.6666in"/>
        </style:tab-stops>
      </style:paragraph-properties>
      <style:text-properties fo:font-size="16pt" style:font-size-asian="16pt" style:font-size-complex="16pt"/>
    </style:style>
    <style:style style:name="P81" style:parent-style-name="Normale" style:family="paragraph">
      <style:paragraph-properties>
        <style:tab-stops>
          <style:tab-stop style:type="left" style:position="0.6666in"/>
        </style:tab-stops>
      </style:paragraph-properties>
      <style:text-properties fo:font-size="16pt" style:font-size-asian="16pt" style:font-size-complex="16pt"/>
    </style:style>
    <style:style style:name="P82" style:parent-style-name="Normale" style:family="paragraph">
      <style:paragraph-properties>
        <style:tab-stops>
          <style:tab-stop style:type="left" style:position="0.6666in"/>
        </style:tab-stops>
      </style:paragraph-properties>
      <style:text-properties fo:font-size="16pt" style:font-size-asian="16pt" style:font-size-complex="16pt"/>
    </style:style>
    <style:style style:name="P83" style:parent-style-name="Normale" style:family="paragraph">
      <style:paragraph-properties>
        <style:tab-stops>
          <style:tab-stop style:type="left" style:position="0.6666in"/>
        </style:tab-stops>
      </style:paragraph-properties>
      <style:text-properties fo:font-size="16pt" style:font-size-asian="16pt" style:font-size-complex="16pt"/>
    </style:style>
    <style:style style:name="P84" style:parent-style-name="Normale" style:family="paragraph">
      <style:paragraph-properties>
        <style:tab-stops>
          <style:tab-stop style:type="left" style:position="0.6666in"/>
        </style:tab-stops>
      </style:paragraph-properties>
      <style:text-properties fo:font-size="16pt" style:font-size-asian="16pt" style:font-size-complex="16pt"/>
    </style:style>
    <style:style style:name="P85" style:parent-style-name="Normale" style:family="paragraph">
      <style:paragraph-properties fo:text-align="center">
        <style:tab-stops>
          <style:tab-stop style:type="left" style:position="0.6666in"/>
        </style:tab-stops>
      </style:paragraph-properties>
      <style:text-properties fo:color="#FF0000" fo:font-size="22pt" style:font-size-asian="22pt" style:font-size-complex="22pt"/>
    </style:style>
    <style:style style:name="P86" style:parent-style-name="Normale" style:family="paragraph">
      <style:paragraph-properties>
        <style:tab-stops>
          <style:tab-stop style:type="left" style:position="0.6666in"/>
        </style:tab-stops>
      </style:paragraph-properties>
    </style:style>
    <style:style style:name="T87" style:parent-style-name="Car.predefinitoparagrafo" style:family="text">
      <style:text-properties fo:font-size="16pt" style:font-size-asian="16pt" style:font-size-complex="16pt"/>
    </style:style>
    <style:style style:name="T88" style:parent-style-name="Car.predefinitoparagrafo" style:family="text">
      <style:text-properties fo:font-size="16pt" style:font-size-asian="16pt" style:font-size-complex="16pt"/>
    </style:style>
    <style:style style:name="T89" style:parent-style-name="Car.predefinitoparagrafo" style:family="text">
      <style:text-properties fo:font-size="16pt" style:font-size-asian="16pt" style:font-size-complex="16pt"/>
    </style:style>
    <style:style style:name="T90" style:parent-style-name="Car.predefinitoparagrafo" style:family="text">
      <style:text-properties fo:font-size="16pt" style:font-size-asian="16pt" style:font-size-complex="16pt"/>
    </style:style>
  </office:automatic-styles>
  <office:body>
    <office:text text:use-soft-page-breaks="true">
      <text:p text:style-name="P1">CORSO SICUREZZA</text:p>
      <text:p text:style-name="P2">Sicurezza sul lavoro di tipo psicologico e fisico. (rischio da stress o da monotonia del lavoro)</text:p>
      <text:p text:style-name="P3">Uso corretto degli strumenti.</text:p>
      <text:p text:style-name="P4">Rischi organizzazione lavoro: psicologici -&gt; stress.</text:p>
      <text:p text:style-name="P5">Lo stress porta lavoro fatto male o<text:s/>inefficenza.<text:s/></text:p>
      <text:p text:style-name="P6">Nuovi motivi sul lavoro che portano a stress.</text:p>
      <text:p text:style-name="P7">Organizzazione del lavoro, responsabilità e carico lavorativo.</text:p>
      <text:p text:style-name="P8">Valutazione se una persona è affetta da stress: ES se a casa da tanti giorni.</text:p>
      <text:p text:style-name="P9"/>
      <text:p text:style-name="P10">Segnaletica</text:p>
      <text:p text:style-name="P11">Troviamo dei segnali per segnali di aiuto<text:s/>o di avvertimento.</text:p>
      <text:p text:style-name="P12">Conforme alla legge e non deve generare equivoci.</text:p>
      <text:p text:style-name="P13">Colori:<text:s/></text:p>
      <text:p text:style-name="Normale"><text:span text:style-name="T14">antincendio:<text:s/></text:span><text:span text:style-name="T15">rosso rettangolari</text:span></text:p>
      <text:p text:style-name="Normale"><text:span text:style-name="T16">uscite e passaggi:<text:s/></text:span><text:span text:style-name="T17">verdi quandrato</text:span></text:p>
      <text:p text:style-name="Normale"><text:span text:style-name="T18">dispo di protezione:<text:s/></text:span><text:span text:style-name="T19">azzurro rotondi</text:span></text:p>
      <text:p text:style-name="Normale"><text:span text:style-name="T20">elettrico:<text:s/></text:span><text:span text:style-name="T21">giallo triangolari</text:span></text:p>
      <text:p text:style-name="Normale"><text:span text:style-name="T22">pronto soccorso:<text:s/></text:span><text:span text:style-name="T23">verde quadrati</text:span></text:p>
      <text:p text:style-name="P24">divieti sbarratti per i divieti.</text:p>
      <text:p text:style-name="P25"/>
      <text:p text:style-name="P26">agenti fisici</text:p>
      <text:p text:style-name="P27">creano difficoltà sul lavoro. Come luci, rumore, temperatura e vibrazioni.<text:s/></text:p>
      <text:p text:style-name="Normale"><text:span text:style-name="T28">Temperatura</text:span><text:span text:style-name="T29">: parametri ambientali, benessere termico. Cambia ad ogni persona. Regolametni per gli ambienti. Manutenzione periodica e</text:span><text:span text:style-name="T30"><text:s/>pulizia.</text:span></text:p>
      <text:soft-page-break/>
      <text:p text:style-name="Normale"><text:span text:style-name="T31">Illuminazione:<text:s/></text:span><text:span text:style-name="T32">adeguata al lavoro e non consigliata quella solare.</text:span></text:p>
      <text:p text:style-name="Normale"><text:span text:style-name="T33">Rumore:<text:s/></text:span><text:span text:style-name="T34">intensità e frequenza, possiamo percepire da 20 a 20000 Hz.</text:span></text:p>
      <text:p text:style-name="P35">Può portare ad ipertensione o aumento della freq. Cardiaca.</text:p>
      <text:p text:style-name="P36">Il suono è una vibrazione nell’aria che determina un’onda acustica.</text:p>
      <text:p text:style-name="P37">Il rumore perhè ha una caratterisica irregolare e fastidiosa.<text:s/></text:p>
      <text:p text:style-name="P38"/>
      <text:p text:style-name="P39">Rischio chimico</text:p>
      <text:p text:style-name="P40">Probabilità di un esposizione ad una sostanza chimica nociva.<text:s/></text:p>
      <text:p text:style-name="P41">Tutti gli elementi sono chimici. Si può analare da nasao o da cibo o da contatto con la<text:s/>pelle. Possibili danni: corrosione, irritazione, avvelenamento….</text:p>
      <text:p text:style-name="P42">Ogni cosa deve avere iul suo foglio con i rischi. Se non c’è scheda sicurezzaz puoi fare causa ad azienda produttrice. Pericoli segnalati sul prodotto.<text:s/></text:p>
      <text:p text:style-name="P43">Miscibilità delle sostanze. La miscelazione di una sostanza con un’altra può creare fumi tossici.<text:s/></text:p>
      <text:p text:style-name="P44">Dispositivi di protezione collettivi.<text:s/></text:p>
      <text:p text:style-name="P45"/>
      <text:p text:style-name="P46">RISCHIO BIOLOGICO</text:p>
      <text:p text:style-name="P47">Agente biologico: organismo che provoca infezioni o allergie.</text:p>
      <text:list text:style-name="LFO1" text:continue-numbering="true">
        <text:list-item>
          <text:p text:style-name="P48">Gruppo poche poissbilità di rischio.</text:p>
        </text:list-item>
        <text:list-item>
          <text:p text:style-name="P49">Può causare malattie.</text:p>
        </text:list-item>
        <text:list-item>
          <text:p text:style-name="P50">Malattie gravi</text:p>
        </text:list-item>
        <text:list-item>
          <text:p text:style-name="P51">Malattie molto mortali</text:p>
        </text:list-item>
      </text:list>
      <text:p text:style-name="P52">Sono soggetti chi lavora con animali o con aliementi biologici</text:p>
      <text:p text:style-name="P53">Microrganismo: entità che si può riprodurre.<text:s/></text:p>
      <text:p text:style-name="P54"/>
      <text:p text:style-name="P55">Rischio incendio</text:p>
      <text:p text:style-name="P56">Combustione: reazione chimica per far bruciare.</text:p>
      <text:p text:style-name="P57">Calore materiale ed ossigeno.</text:p>
      <text:p text:style-name="P58">Flash point:<text:s/>temperatura minima dove la sostanza produce vapori che ha contatto con un innesto può bruciare.</text:p>
      <text:p text:style-name="P59">Temperatur adi autoaccensione. Temperatura minima per tenere la cambustione di un materiale. Anidride per combustione completa che genera monossido di carbonio.<text:s/></text:p>
      <text:p text:style-name="P60">Temperatura di accensione affinchè possa bruciare.<text:s/></text:p>
      <text:p text:style-name="P61">Propagazione dell’incendio dipende dall’estensione del locale e l’apertura di porte e finestre. Può portare ad ustioni, perdita di conoscenza asfissia e diminuzione della respirazione.<text:s/></text:p>
      <text:p text:style-name="P62">CLASSIFICAZIONE<text:s/>DEI FUOCHI</text:p>
      <text:p text:style-name="P63">Classe A: materiali solidi.</text:p>
      <text:p text:style-name="P64">Classe B: materiali liquidi.</text:p>
      <text:p text:style-name="P65">Classe C: fuoci da gas.<text:s/></text:p>
      <text:p text:style-name="P66">Classe D: fuochi da metalli.</text:p>
      <text:p text:style-name="P67">Classe E: fuochi di natura elettrica.<text:s/></text:p>
      <text:p text:style-name="P68">COME SI SPEGNE UN INCENDIO</text:p>
      <text:p text:style-name="P69">Acqua<text:tab/>schiuma<text:tab/>polvere<text:tab/>co2<text:tab/>gas</text:p>
      <text:p text:style-name="P70">In caso di incendio pensa solo a scappare e non tronare mai indietro. <text:s/>All’interno dell’edificio sono fatte apposta antincendio. Prestare assistenza ai disabili e andare all’uscita più vicina.<text:s/></text:p>
      <text:p text:style-name="P71"/>
      <text:p text:style-name="P72"/>
      <text:p text:style-name="P73"/>
      <text:soft-page-break/>
      <text:p text:style-name="P74">ATTREZZATURE</text:p>
      <text:p text:style-name="P75">Attrezzature necessarie per il lavoro.<text:s/></text:p>
      <text:p text:style-name="P76">Le attrezzature devono rispettare dei requisiti e delle normative per la sicurezza<text:s/>e le protezioni.<text:s/>Fare attenzioni alle attrezzature.<text:s/></text:p>
      <text:p text:style-name="P77">Simbolo universale CE che indica il rispetto delle normative.<text:s/></text:p>
      <text:p text:style-name="P78">Verificare che tutti i sistemi di protezioni siano attivi.<text:s/><text:s/></text:p>
      <text:p text:style-name="P79"/>
      <text:p text:style-name="P80">Le operazioni di trasporto e il portare carichi pesanti crea problemi.</text:p>
      <text:p text:style-name="P81">I problemi frequenti sono stress, mal di schiena….</text:p>
      <text:p text:style-name="P82">Portati da carichi pesanti,<text:s/>difficili da trasportare<text:s/>o con un equilibrio instabile.<text:s/>Per diminuire il carico sulla schiena ci sono dei modi per sollevare gli oggetti.</text:p>
      <text:p text:style-name="P83">Tipologie di forze nello sposamento: forza sull’oggetto<text:s/>e sul mantenimento.<text:s/><text:s/><text:s/></text:p>
      <text:p text:style-name="P84"/>
      <text:p text:style-name="P85">PRIMO SOCCORSO</text:p>
      <text:p text:style-name="P86"><text:span text:style-name="T87">Prestare soccorso richiede conoscenza di molti argomenti.<text:s/></text:span><text:span text:style-name="T88"><text:s/>Saper anche riconoscere la scena dell’infortunio ed agire senza pericoli.<text:s/></text:span><text:span text:style-name="T89">Accertamento delle condizioni dell’infortunato.</text:span><text:span text:style-name="T90"><text:s/>Se non si è in grado di gestire questi eventi chiama i soccorsi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orenzo rizzolo</meta:initial-creator>
    <dc:creator>lorenzo rizzolo</dc:creator>
    <meta:creation-date>2022-05-09T12:35:00Z</meta:creation-date>
    <dc:date>2022-05-16T13:48:00Z</dc:date>
    <meta:template xlink:href="Normal" xlink:type="simple"/>
    <meta:editing-cycles>25</meta:editing-cycles>
    <meta:editing-duration>PT10800S</meta:editing-duration>
    <meta:document-statistic meta:page-count="4" meta:paragraph-count="8" meta:word-count="614" meta:character-count="4107" meta:row-count="29" meta:non-whitespace-character-count="3501"/>
  </office:meta>
</office:document-meta>
</file>